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fo:font-weight="bold" officeooo:rsid="00172e14" officeooo:paragraph-rsid="00172e14" style:font-weight-asian="bold" style:font-weight-complex="bold"/>
    </style:style>
    <style:style style:name="P2" style:family="paragraph" style:parent-style-name="Standard">
      <style:paragraph-properties fo:text-align="justify" style:justify-single-word="false"/>
      <style:text-properties fo:language="en" fo:country="GB" fo:font-weight="normal" officeooo:rsid="00172e14" officeooo:paragraph-rsid="00172e14" style:font-weight-asian="normal" style:font-weight-complex="normal"/>
    </style:style>
    <style:style style:name="P3" style:family="paragraph" style:parent-style-name="Standard">
      <style:paragraph-properties fo:text-align="justify" style:justify-single-word="false"/>
      <style:text-properties fo:language="en" fo:country="GB" fo:font-weight="normal" officeooo:rsid="001a4991" officeooo:paragraph-rsid="001a4991" style:font-weight-asian="normal" style:font-weight-complex="normal"/>
    </style:style>
    <style:style style:name="P4" style:family="paragraph" style:parent-style-name="Standard">
      <style:paragraph-properties fo:text-align="justify" style:justify-single-word="false"/>
      <style:text-properties fo:language="en" fo:country="GB" fo:font-weight="normal" officeooo:rsid="001a4991" officeooo:paragraph-rsid="001dcbf0" style:font-weight-asian="normal" style:font-weight-complex="normal"/>
    </style:style>
    <style:style style:name="P5" style:family="paragraph" style:parent-style-name="Standard">
      <style:paragraph-properties fo:text-align="justify" style:justify-single-word="false"/>
      <style:text-properties fo:language="en" fo:country="GB" fo:font-weight="normal" officeooo:rsid="001c3f72" officeooo:paragraph-rsid="001c3f72"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1c8040" officeooo:paragraph-rsid="001c8040" style:font-weight-asian="normal" style:font-weight-complex="normal"/>
    </style:style>
    <style:style style:name="T1" style:family="text">
      <style:text-properties officeooo:rsid="0018f6ac"/>
    </style:style>
    <style:style style:name="T2" style:family="text">
      <style:text-properties officeooo:rsid="001996d5"/>
    </style:style>
    <style:style style:name="T3" style:family="text">
      <style:text-properties officeooo:rsid="001c3f72"/>
    </style:style>
    <style:style style:name="T4" style:family="text">
      <style:text-properties officeooo:rsid="001dcb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Evaluation – Liam Wardle</text:p>
      <text:p text:style-name="P1"/>
      <text:p text:style-name="P2">A large part of my personal contribution came from developing the overall structure and framework, which the rest of the game was built around. Early on, I suggested the idea that we use a state machine to manage the flow of game-play. This was something which the rest of the group were keen to implement, so with their agreement I drew a first draft of the design. This became core to the final design, and I believe that developing this early on expedited the development of the entire project.</text:p>
      <text:p text:style-name="P2"/>
      <text:p text:style-name="P2"><text:span text:style-name="T1">Having a background in mathematics, </text:span>I <text:span text:style-name="T1">volunteered to work on </text:span>the <text:span text:style-name="T1">early development of the </text:span>logic branch. <text:span text:style-name="T1">Amongst other things, I developed</text:span> the module structure and <text:span text:style-name="T1">created</text:span> the system by which we <text:span text:style-name="T1">efficiently </text:span>checked if the player had solved the boolean equation <text:span text:style-name="T2">(by converting their answer to an easily checked integer). I think it would be fair to say that I was integral to developing a lot of the actual game-play calculations.</text:span></text:p>
      <text:p text:style-name="P2"/>
      <text:p text:style-name="P3">One of the things I have learnt from this unit is how to structure a modular program. My first attempts at this were, frankly, unworkable. However, after doing some research we were able create something which was both flexible and secure. Since then, I have been able to use a modular style in my other units with confidence and ease.</text:p>
      <text:p text:style-name="P3"/>
      <text:p text:style-name="P4">Unfortunately, two of the six members of our group left partway through the project, leaving the remaining four to take on their workload. <text:span text:style-name="T4">I feel that one of these member in particular had a disruptive effect on the group, derailing group meetings with arguments and purposely going against design decisions which the group had already agreed on. The group spent a lot of time attempting to work around his negative attitude. These two members were responsible for looking into the map module, something which was not started until very late into the project and never </text:span><text:soft-page-break/><text:span text:style-name="T4">finished. Had we known from the start that these two members would leave, it may have been possible for the four of us to develop this ourselves. Sadly, this was not the case. </text:span></text:p>
      <text:p text:style-name="P4"/>
      <text:p text:style-name="P4"><text:span text:style-name="T3">However, the remaining four members were able to work together with excellent chemistry. We used a combination of pair-programming and regular group meetings to ensure that everyone was able to stay informed and express their ideas and concerns. Regularly swapping pairs ensured that everyone understood the project in its entirety.</text:span></text:p>
      <text:p text:style-name="P3"/>
      <text:p text:style-name="P5">As I was initially focussed on the logic side of the project, I was not involved with the graphics until it came to our first integration. This was something I wanted to be involved with, as it gave me an opportunity to learn about SDL and work with more members of the group. This resulted in me gaining an understanding of SDL, which I was then able to apply to in other units.</text:p>
      <text:p text:style-name="P5"/>
      <text:p text:style-name="P6">Having came up with a lot of the overall structure of the project, I had a clear idea of how each module should fit together. This meant I was able to give a lot of guidance when it came to integrating modules. This is something I tried to do whenever possible. As such, I tried to involve myself in most of the integration s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25T15:02:13.959658036</meta:creation-date>
    <dc:date>2016-01-25T16:26:14.935083635</dc:date>
    <dc:creator>Liam Wardle</dc:creator>
    <meta:editing-duration>PT54M48S</meta:editing-duration>
    <meta:editing-cycles>10</meta:editing-cycles>
    <meta:generator>LibreOffice/4.3.7.2$Linux_X86_64 LibreOffice_project/430$Build-2</meta:generator>
    <meta:document-statistic meta:table-count="0" meta:image-count="0" meta:object-count="0" meta:page-count="2" meta:paragraph-count="8" meta:word-count="540" meta:character-count="3080" meta:non-whitespace-character-count="2546"/>
  </office:meta>
</office:document-meta>
</file>